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75598" officeooo:paragraph-rsid="0017559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75598" officeooo:paragraph-rsid="00175598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75598" officeooo:paragraph-rsid="0017de6c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75598" officeooo:paragraph-rsid="001a3520" style:font-weight-asian="normal" style:font-weight-complex="normal"/>
    </style:style>
    <style:style style:name="T1" style:family="text">
      <style:text-properties officeooo:rsid="0016b74f"/>
    </style:style>
    <style:style style:name="T2" style:family="text">
      <style:text-properties officeooo:rsid="001935f8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. 9</text:p>
      <text:p text:style-name="Standard">1. Which of the following statements is true?</text:p>
      <text:p text:style-name="Standard"><text:tab/>d. <text:span text:style-name="T4">None of the above is true.</text:span></text:p>
      <text:p text:style-name="Standard">2. A function that has been declared to be a friend of a class has access to the ___________ data</text:p>
      <text:p text:style-name="Standard">in the class.</text:p>
      <text:p text:style-name="Standard"><text:tab/><text:span text:style-name="T4">c. both of the above</text:span></text:p>
      <text:p text:style-name="Standard">3. Which of the following is a legal example of the way overloading is used in C++?</text:p>
      <text:p text:style-name="Standard"><text:tab/><text:span text:style-name="T4">b. creating two constructors for a class</text:span></text:p>
      <text:p text:style-name="Standard">4. The primary advantage to overloading functions is ___________ .</text:p>
      <text:p text:style-name="Standard"><text:tab/><text:span text:style-name="T4">c. you can use one function name for similar operations, regardless of the data types involved</text:span></text:p>
      <text:p text:style-name="Standard">5. The built-in * operator is ___________ .</text:p>
      <text:p text:style-name="Standard"><text:tab/><text:span text:style-name="T4">a. polymorphic</text:span></text:p>
      <text:p text:style-name="Standard">6. Applying operators to your own abstract data types is called ___________ overloading.</text:p>
      <text:p text:style-name="Standard"><text:tab/><text:span text:style-name="T4">d. operator</text:span></text:p>
      <text:p text:style-name="Standard">7. Which of the following is true?</text:p>
      <text:p text:style-name="Standard"><text:tab/>d. <text:span text:style-name="T4">Operators that are normally defined to be only unary must remain unary when you</text:span></text:p>
      <text:p text:style-name="Standard">overload them.</text:p>
      <text:p text:style-name="Standard">8. Which of the following operators can be overloaded to be binary?</text:p>
      <text:p text:style-name="Standard"><text:tab/>c. <text:span text:style-name="T4">++</text:span></text:p>
      <text:p text:style-name="Standard"><text:span text:style-name="T1">9. </text:span>___________ refers to the order in which actions within an expression are carried out.</text:p>
      <text:p text:style-name="Standard"><text:tab/>b. <text:span text:style-name="T4">Associativity</text:span></text:p>
      <text:p text:style-name="Standard">10. Which of the following operators can be overloaded?</text:p>
      <text:p text:style-name="Standard"><text:tab/>b. <text:span text:style-name="T4">&amp;</text:span></text:p>
      <text:p text:style-name="Standard">11. If you have correctly overloaded the * operator to multiply two members of the Furniture</text:p>
      <text:p text:style-name="Standard">class, and you have declared two Furniture objects, aDesk and aChair , then which of</text:p>
      <text:p text:style-name="Standard">the following is a legal expression?</text:p>
      <text:p text:style-name="Standard"><text:tab/><text:span text:style-name="T4">b. aDesk * aChair</text:span></text:p>
      <text:p text:style-name="Standard">12. If you have correctly overloaded the * operator to multiply two members of the Furniture</text:p>
      <text:p text:style-name="Standard">class, and you have declared two Furniture objects, aDesk and aChair , then which of</text:p>
      <text:p text:style-name="Standard">the following is a legal expression?</text:p>
      <text:p text:style-name="Standard"><text:tab/><text:span text:style-name="T4">d. all of the above</text:span></text:p>
      <text:p text:style-name="Standard">13. The Shipment class holds information about a shipment, including its weight. An over-</text:p>
      <text:p text:style-name="Standard">loaded division operator divides a Shipment ’s totalWeight field into the number of</text:p>
      <text:p text:style-name="Standard">packages in the Shipment to determine the average package weight. The function header</text:p>
      <text:p text:style-name="Standard">is int Shipment::operator/(int packages) . Which of the following statements is</text:p>
      <text:p text:style-name="Standard">correct within the function?</text:p>
      <text:p text:style-name="Standard"><text:tab/><text:span text:style-name="T4">a. int numPackages = Shipment / packages;</text:span></text:p>
      <text:p text:style-name="Standard">14. An overloaded subtraction operator subtracts two Shipment objects from each other,</text:p>
      <text:p text:style-name="Standard">returning an integer that represents the difference in their totalWeight variables.</text:p>
      <text:p text:style-name="Standard">The subtraction operator works as expected, with the object to the right of the</text:p>
      <text:p text:style-name="Standard">minus sign being subtracted from the object to the left. The function header is int</text:p>
      <text:p text:style-name="Standard">Shipment::operator-(Shipment ship) . Within the function, which of the</text:p>
      <text:p text:style-name="Standard">following is correct?</text:p>
      <text:p text:style-name="Standard"><text:tab/><text:span text:style-name="T4">d. int difference = totalWeight – ship.totalWeight;</text:span></text:p>
      <text:p text:style-name="Standard">15. The Student class contains an overloaded addition operator which allows a number of</text:p>
      <text:p text:style-name="Standard">credits to be added to a Student ’s totalCredits . The function header is Student</text:p>
      <text:p text:style-name="Standard">Student::operator+(int newCredits) . The = operator has not been overloaded.</text:p>
      <text:p text:style-name="Standard">Which of the following is correct in a program that declares a Student object named</text:p>
      <text:p text:style-name="Standard">aStudent ?</text:p>
      <text:p text:style-name="Standard"><text:soft-page-break/><text:tab/><text:span text:style-name="T4">b. aStudent = aStudent + 3;</text:span></text:p>
      <text:p text:style-name="Standard"/>
      <text:p text:style-name="P1">Ch. 10</text:p>
      <text:p text:style-name="P2">1. The principle that knowledge of a general category can be applied to more specific</text:p>
      <text:p text:style-name="P2">objects is ___________ .</text:p>
      <text:p text:style-name="P2"><text:tab/>a. <text:span text:style-name="T4">inheritance</text:span></text:p>
      <text:p text:style-name="P2">2. A derived class also can be called a ___________ class.</text:p>
      <text:p text:style-name="P2"><text:tab/><text:span text:style-name="T4">c. child</text:span></text:p>
      <text:p text:style-name="P3">3. Parent class is to child class as ___________ .</text:p>
      <text:p text:style-name="P3"><text:tab/><text:span text:style-name="T4">b. base class is to derived class</text:span></text:p>
      <text:p text:style-name="P3">4. Which of the following is not an advantage of inheritance?</text:p>
      <text:p text:style-name="P3"><text:tab/>d. <text:span text:style-name="T4">You save time because parent classes always provide more detail than child classes.</text:span></text:p>
      <text:p text:style-name="P3">5. Which of the following pairs of class names is most likely to represent a parent/</text:p>
      <text:p text:style-name="P3">child relationship?</text:p>
      <text:p text:style-name="P3"><text:tab/>c. <text:span text:style-name="T4">Song/Lullaby</text:span></text:p>
      <text:p text:style-name="P3">6. The most commonly used inheritance access specifier is ___________ .</text:p>
      <text:p text:style-name="P3"><text:tab/><text:span text:style-name="T4">c. public</text:span><text:span text:style-name="T2"> </text:span></text:p>
      <text:p text:style-name="P3">7. To indicate that class X is a child of class Y , and that inheritance is public , the class</text:p>
      <text:p text:style-name="P3">definition is ___________ .</text:p>
      <text:p text:style-name="P3"><text:tab/><text:span text:style-name="T4">b. class X : public Y</text:span></text:p>
      <text:p text:style-name="P3">8. If a field named someField is private in the parent class, and a child class inherits</text:p>
      <text:p text:style-name="P3">with public access, then within the child class someField is ___________ .</text:p>
      <text:p text:style-name="P3"><text:tab/><text:span text:style-name="T4">d. inaccessible</text:span></text:p>
      <text:p text:style-name="P3">9. If a field named someField is public in the parent class, and a child class inherits with</text:p>
      <text:p text:style-name="P3">protected access, then within the child class someField is ___________ .</text:p>
      <text:p text:style-name="P3"><text:tab/><text:span text:style-name="T4">b. protected</text:span></text:p>
      <text:p text:style-name="P3">10. If a field named someField is public in the parent class, and a child class inherits with</text:p>
      <text:p text:style-name="P3">private access, then within the child class someField is ___________ .</text:p>
      <text:p text:style-name="P3"><text:tab/><text:span text:style-name="T4">a. private</text:span></text:p>
      <text:p text:style-name="P3">11. If a member of a base class named Base is protected , then it can be used by functions</text:p>
      <text:p text:style-name="P4">that are ___________ .</text:p>
      <text:p text:style-name="P4"><text:tab/><text:span text:style-name="T4">c. both of the above</text:span></text:p>
      <text:p text:style-name="P4">12. Within a class that serves as a parent class, ___________ .</text:p>
      <text:p text:style-name="P4"><text:tab/><text:span text:style-name="T4">d. none of the above</text:span></text:p>
      <text:p text:style-name="P4">13. Which of the following are inherited?</text:p>
      <text:p text:style-name="P4"><text:tab/><text:span text:style-name="T4">a. constructor functions</text:span></text:p>
      <text:p text:style-name="P4">14. Class A has a protected field named fieldA . When a class B is derived from class A , and</text:p>
      <text:p text:style-name="P4">C is derived from class B , then you know that class C ___________ .</text:p>
      <text:p text:style-name="P4"><text:tab/><text:span text:style-name="T4">c. has access to fieldA</text:span></text:p>
      <text:p text:style-name="P4">15. Class A contains a nonstatic void public function named functionA() that requires</text:p>
      <text:p text:style-name="P4">an integer argument. Class B derives from class A , and also contains a nonstatic void</text:p>
      <text:p text:style-name="P4">public function named functionA() that requires an integer argument. An object of</text:p>
      <text:p text:style-name="P4">class A can use ___________ .</text:p>
      <text:p text:style-name="P4"><text:tab/><text:span text:style-name="T4">a. the class A version of the functio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6:35:43.695942645</meta:creation-date>
    <dc:date>2020-06-23T20:19:04.962972895</dc:date>
    <meta:editing-duration>PT19M22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2" meta:paragraph-count="92" meta:word-count="850" meta:character-count="4821" meta:non-whitespace-character-count="4031"/>
  </office:meta>
</office:document-meta>
</file>